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0.7972in"/>
    </style:style>
    <style:style style:name="co3" style:family="table-column">
      <style:table-column-properties fo:break-before="auto" style:column-width="0.3382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2.1409in"/>
    </style:style>
    <style:style style:name="co6" style:family="table-column">
      <style:table-column-properties fo:break-before="auto" style:column-width="1.3654in"/>
    </style:style>
    <style:style style:name="co7" style:family="table-column">
      <style:table-column-properties fo:break-before="auto" style:column-width="1.628in"/>
    </style:style>
    <style:style style:name="co8" style:family="table-column">
      <style:table-column-properties fo:break-before="auto" style:column-width="1.8134in"/>
    </style:style>
    <style:style style:name="co9" style:family="table-column">
      <style:table-column-properties fo:break-before="auto" style:column-width="2.9382in"/>
    </style:style>
    <style:style style:name="co10" style:family="table-column">
      <style:table-column-properties fo:break-before="auto" style:column-width="2.261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1252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6382in"/>
    </style:style>
    <style:style style:name="co15" style:family="table-column">
      <style:table-column-properties fo:break-before="auto" style:column-width="0.840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3311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417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352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783in" fo:break-before="auto" style:use-optimal-row-height="true"/>
    </style:style>
    <style:style style:name="ro10" style:family="table-row">
      <style:table-row-properties style:row-height="0.3728in" fo:break-before="auto" style:use-optimal-row-height="false"/>
    </style:style>
    <style:style style:name="ro11" style:family="table-row">
      <style:table-row-properties style:row-height="0.5492in" fo:break-before="auto" style:use-optimal-row-height="false"/>
    </style:style>
    <style:style style:name="ro12" style:family="table-row">
      <style:table-row-properties style:row-height="0.5283in" fo:break-before="auto" style:use-optimal-row-height="false"/>
    </style:style>
    <style:style style:name="ro13" style:family="table-row">
      <style:table-row-properties style:row-height="0.5181in" fo:break-before="auto" style:use-optimal-row-height="true"/>
    </style:style>
    <style:style style:name="ro14" style:family="table-row">
      <style:table-row-properties style:row-height="0.3835in" fo:break-before="auto" style:use-optimal-row-height="false"/>
    </style:style>
    <style:style style:name="ro15" style:family="table-row">
      <style:table-row-properties style:row-height="0.7252in" fo:break-before="auto" style:use-optimal-row-height="false"/>
    </style:style>
    <style:style style:name="ro16" style:family="table-row">
      <style:table-row-properties style:row-height="0.7146in" fo:break-before="auto" style:use-optimal-row-height="false"/>
    </style:style>
    <style:style style:name="ro17" style:family="table-row">
      <style:table-row-properties style:row-height="0.8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fo:language="en" fo:country="US" style:language-asian="en" style:country-asian="US" style:language-complex="en" style:country-complex="U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fo:language="en" fo:country="US" style:language-asian="en" style:country-asian="US" style:language-complex="en" style:country-complex="US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2pt" fo:font-weight="bold" style:font-size-asian="12pt" style:font-weight-asian="bold" style:font-size-complex="6.80000019073486pt" style:font-weight-complex="bold"/>
    </style:style>
    <style:style style:name="T10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2pt" fo:font-weight="normal" style:font-size-asian="12pt" style:font-weight-asian="normal" style:font-size-complex="6.80000019073486pt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Default"/>
        <table:table-column table:style-name="co10" table:default-cell-style-name="ce5"/>
        <table:table-column table:style-name="co11" table:number-columns-repeated="1014" table:default-cell-style-name="Default"/>
        <table:table-row table:style-name="ro1">
          <table:table-cell table:style-name="ce1" office:value-type="string">
            <text:p><text:span text:style-name="T1">Character</text:span> Name</text:p>
          </table:table-cell>
          <table:table-cell table:style-name="ce1" office:value-type="string">
            <text:p>Expansion</text:p>
          </table:table-cell>
          <table:table-cell table:style-name="ce1" office:value-type="string">
            <text:p>LPs</text:p>
          </table:table-cell>
          <table:table-cell table:style-name="ce1" office:value-type="string">
            <text:p>Char Type</text:p>
          </table:table-cell>
          <table:table-cell table:style-name="ce4" office:value-type="string">
            <text:p>Ability Type</text:p>
          </table:table-cell>
          <table:table-cell table:style-name="ce1" office:value-type="string">
            <text:p>Mode of Operation</text:p>
          </table:table-cell>
          <table:table-cell table:style-name="ce1" office:value-type="string">
            <text:p>Activator</text:p>
          </table:table-cell>
          <table:table-cell table:style-name="ce4" office:value-type="string">
            <text:p>Activating Time or Event</text:p>
          </table:table-cell>
          <table:table-cell table:style-name="ce1" office:value-type="string">
            <text:p>Cost</text:p>
          </table:table-cell>
          <table:table-cell table:style-name="ce4" office:value-type="string">
            <text:p>Outcome</text:p>
          </table:table-cell>
          <table:table-cell table:style-name="ce7" table:number-columns-repeated="1014"/>
        </table:table-row>
        <table:table-row table:style-name="ro2">
          <table:table-cell office:value-type="string">
            <text:p>Lucky Duke</text:p>
          </table:table-cell>
          <table:table-cell office:value-type="string">
            <text:p>BANG!</text:p>
          </table:table-cell>
          <table:table-cell office:value-type="float" office:value="4">
            <text:p>4</text:p>
          </table:table-cell>
          <table:table-cell office:value-type="string">
            <text:p>Defensive</text:p>
          </table:table-cell>
          <table:table-cell office:value-type="string">
            <text:p>“Drawing!” Modifier</text:p>
          </table:table-cell>
          <table:table-cell office:value-type="string">
            <text:p>Necessary</text:p>
          </table:table-cell>
          <table:table-cell office:value-type="string">
            <text:p><text:span text:style-name="T1">Dynamite</text:span><text:span text:style-name="T2">,</text:span><text:span text:style-name="T1"> Jail</text:span>; Others</text:p>
          </table:table-cell>
          <table:table-cell office:value-type="string">
            <text:p>When “drawing!”</text:p>
          </table:table-cell>
          <table:table-cell office:value-type="string">
            <text:p>N/A</text:p>
          </table:table-cell>
          <table:table-cell office:value-type="string">
            <text:p>Flips over 2 cards and chooses 1 as result.</text:p>
          </table:table-cell>
          <table:table-cell table:number-columns-repeated="1014"/>
        </table:table-row>
        <table:table-row table:style-name="ro3">
          <table:table-cell office:value-type="string">
            <text:p>El Gringo</text:p>
          </table:table-cell>
          <table:table-cell office:value-type="string">
            <text:p>BANG!</text:p>
          </table:table-cell>
          <table:table-cell office:value-type="float" office:value="3">
            <text:p>3</text:p>
          </table:table-cell>
          <table:table-cell office:value-type="string">
            <text:p>Defensive</text:p>
          </table:table-cell>
          <table:table-cell office:value-type="string">
            <text:p>Card Stealing</text:p>
          </table:table-cell>
          <table:table-cell office:value-type="string">
            <text:p>Necessary</text:p>
          </table:table-cell>
          <table:table-cell office:value-type="string">
            <text:p>Others</text:p>
          </table:table-cell>
          <table:table-cell office:value-type="string">
            <text:p>Hit by player</text:p>
          </table:table-cell>
          <table:table-cell office:value-type="string">
            <text:p>N/A</text:p>
          </table:table-cell>
          <table:table-cell office:value-type="string">
            <text:p>Steals card at random from that player's hand</text:p>
          </table:table-cell>
          <table:table-cell table:number-columns-repeated="1014"/>
        </table:table-row>
        <table:table-row table:style-name="ro4">
          <table:table-cell office:value-type="string">
            <text:p>Sid Ketchum</text:p>
          </table:table-cell>
          <table:table-cell office:value-type="string">
            <text:p>BANG!</text:p>
          </table:table-cell>
          <table:table-cell office:value-type="float" office:value="4">
            <text:p>4</text:p>
          </table:table-cell>
          <table:table-cell office:value-type="string">
            <text:p>Defensive</text:p>
          </table:table-cell>
          <table:table-cell office:value-type="string">
            <text:p>Card Transmutation: <text:span text:style-name="T2">LP </text:span><text:span text:style-name="T2">regenerator</text:span></text:p>
          </table:table-cell>
          <table:table-cell office:value-type="string">
            <text:p>Optional</text:p>
          </table:table-cell>
          <table:table-cell office:value-type="string">
            <text:p>Self</text:p>
          </table:table-cell>
          <table:table-cell office:value-type="string">
            <text:p>Continuous</text:p>
          </table:table-cell>
          <table:table-cell office:value-type="string">
            <text:p>Discards 2 cards (repeatable)</text:p>
          </table:table-cell>
          <table:table-cell office:value-type="string">
            <text:p>Regains 1 LP</text:p>
          </table:table-cell>
          <table:table-cell table:number-columns-repeated="1014"/>
        </table:table-row>
        <table:table-row table:style-name="ro1">
          <table:table-cell office:value-type="string">
            <text:p>Bart Cassidy</text:p>
          </table:table-cell>
          <table:table-cell office:value-type="string">
            <text:p>BANG!</text:p>
          </table:table-cell>
          <table:table-cell office:value-type="float" office:value="4">
            <text:p>4</text:p>
          </table:table-cell>
          <table:table-cell office:value-type="string">
            <text:p>Defensive</text:p>
          </table:table-cell>
          <table:table-cell office:value-type="string">
            <text:p>Card Drawing</text:p>
          </table:table-cell>
          <table:table-cell office:value-type="string">
            <text:p>Necessary</text:p>
          </table:table-cell>
          <table:table-cell office:value-type="string">
            <text:p>Self; Others</text:p>
          </table:table-cell>
          <table:table-cell office:value-type="string">
            <text:p>Hit at all</text:p>
          </table:table-cell>
          <table:table-cell office:value-type="string">
            <text:p>N/A</text:p>
          </table:table-cell>
          <table:table-cell office:value-type="string">
            <text:p>Draws 1 card</text:p>
          </table:table-cell>
          <table:table-cell table:number-columns-repeated="1014"/>
        </table:table-row>
        <table:table-row table:style-name="ro1">
          <table:table-cell office:value-type="string">
            <text:p>Jourdonnais</text:p>
          </table:table-cell>
          <table:table-cell office:value-type="string">
            <text:p>BANG!</text:p>
          </table:table-cell>
          <table:table-cell office:value-type="float" office:value="4">
            <text:p>4</text:p>
          </table:table-cell>
          <table:table-cell office:value-type="string">
            <text:p>Defensive</text:p>
          </table:table-cell>
          <table:table-cell office:value-type="string">
            <text:p>Permanent Barrel</text:p>
          </table:table-cell>
          <table:table-cell office:value-type="string">
            <text:p>Optional</text:p>
          </table:table-cell>
          <table:table-cell office:value-type="string">
            <text:p>Others</text:p>
          </table:table-cell>
          <table:table-cell office:value-type="string">
            <text:p>When target of a <text:span text:style-name="T1">BANG!</text:span></text:p>
          </table:table-cell>
          <table:table-cell office:value-type="string">
            <text:p>N/A</text:p>
          </table:table-cell>
          <table:table-cell office:value-type="string">
            <text:p>May “draw!” Hearts=missed!</text:p>
          </table:table-cell>
          <table:table-cell table:number-columns-repeated="1014"/>
        </table:table-row>
        <table:table-row table:style-name="ro1">
          <table:table-cell office:value-type="string">
            <text:p>Paul Regret</text:p>
          </table:table-cell>
          <table:table-cell office:value-type="string">
            <text:p>BANG!</text:p>
          </table:table-cell>
          <table:table-cell office:value-type="float" office:value="3">
            <text:p>3</text:p>
          </table:table-cell>
          <table:table-cell office:value-type="string">
            <text:p>Defensive</text:p>
          </table:table-cell>
          <table:table-cell office:value-type="string">
            <text:p>Sight Modification</text:p>
          </table:table-cell>
          <table:table-cell office:value-type="string">
            <text:p>Necessary</text:p>
          </table:table-cell>
          <table:table-cell office:value-type="string">
            <text:p>N/A</text:p>
          </table:table-cell>
          <table:table-cell office:value-type="string">
            <text:p>Continuous</text:p>
          </table:table-cell>
          <table:table-cell office:value-type="string">
            <text:p>N/A</text:p>
          </table:table-cell>
          <table:table-cell office:value-type="string">
            <text:p>Seen at a distance +1</text:p>
          </table:table-cell>
          <table:table-cell table:number-columns-repeated="1014"/>
        </table:table-row>
        <table:table-row table:style-name="ro5">
          <table:table-cell office:value-type="string">
            <text:p>Black Jack</text:p>
          </table:table-cell>
          <table:table-cell office:value-type="string">
            <text:p>BANG!</text:p>
          </table:table-cell>
          <table:table-cell office:value-type="float" office:value="4">
            <text:p>4</text:p>
          </table:table-cell>
          <table:table-cell office:value-type="string">
            <text:p>Neutral</text:p>
          </table:table-cell>
          <table:table-cell office:value-type="string">
            <text:p>Card Drawing</text:p>
          </table:table-cell>
          <table:table-cell office:value-type="string">
            <text:p>Necessary</text:p>
          </table:table-cell>
          <table:table-cell office:value-type="string">
            <text:p>N/A</text:p>
          </table:table-cell>
          <table:table-cell office:value-type="string">
            <text:p>Phase 1</text:p>
          </table:table-cell>
          <table:table-cell office:value-type="string">
            <text:p>Shows 2<text:span text:style-name="T3">nd</text:span> card drawn</text:p>
          </table:table-cell>
          <table:table-cell office:value-type="string">
            <text:p>Drawn card Heart/diamond=Draw 1 card</text:p>
          </table:table-cell>
          <table:table-cell table:number-columns-repeated="1014"/>
        </table:table-row>
        <table:table-row table:style-name="ro1">
          <table:table-cell office:value-type="string">
            <text:p>Pedro Ramirez</text:p>
          </table:table-cell>
          <table:table-cell office:value-type="string">
            <text:p>BANG!</text:p>
          </table:table-cell>
          <table:table-cell office:value-type="float" office:value="4">
            <text:p>4</text:p>
          </table:table-cell>
          <table:table-cell office:value-type="string">
            <text:p>Neutral</text:p>
          </table:table-cell>
          <table:table-cell office:value-type="string">
            <text:p>Card Drawing</text:p>
          </table:table-cell>
          <table:table-cell office:value-type="string">
            <text:p>Optional</text:p>
          </table:table-cell>
          <table:table-cell office:value-type="string">
            <text:p>N/A</text:p>
          </table:table-cell>
          <table:table-cell office:value-type="string">
            <text:p>Phase 1</text:p>
          </table:table-cell>
          <table:table-cell office:value-type="string">
            <text:p>Does not draw 1<text:span text:style-name="T3">st</text:span> card from deck</text:p>
          </table:table-cell>
          <table:table-cell office:value-type="string">
            <text:p>Draws 1<text:span text:style-name="T3">st</text:span> card from discard pile</text:p>
          </table:table-cell>
          <table:table-cell table:number-columns-repeated="1014"/>
        </table:table-row>
        <table:table-row table:style-name="ro1">
          <table:table-cell office:value-type="string">
            <text:p>Suzy Lafayette</text:p>
          </table:table-cell>
          <table:table-cell office:value-type="string">
            <text:p>BANG!</text:p>
          </table:table-cell>
          <table:table-cell office:value-type="float" office:value="4">
            <text:p>4</text:p>
          </table:table-cell>
          <table:table-cell office:value-type="string">
            <text:p>Neutral</text:p>
          </table:table-cell>
          <table:table-cell office:value-type="string">
            <text:p>Card Drawing</text:p>
          </table:table-cell>
          <table:table-cell office:value-type="string">
            <text:p>Necessary</text:p>
          </table:table-cell>
          <table:table-cell office:value-type="string">
            <text:p>Self; Others</text:p>
          </table:table-cell>
          <table:table-cell office:value-type="string">
            <text:p>No cards in hand</text:p>
          </table:table-cell>
          <table:table-cell office:value-type="string">
            <text:p>N/A</text:p>
          </table:table-cell>
          <table:table-cell office:value-type="string">
            <text:p>Draws 1 card</text:p>
          </table:table-cell>
          <table:table-cell table:number-columns-repeated="1014"/>
        </table:table-row>
        <table:table-row table:style-name="ro6">
          <table:table-cell office:value-type="string">
            <text:p>Kit Carlson</text:p>
          </table:table-cell>
          <table:table-cell office:value-type="string">
            <text:p>BANG!</text:p>
          </table:table-cell>
          <table:table-cell office:value-type="float" office:value="4">
            <text:p>4</text:p>
          </table:table-cell>
          <table:table-cell office:value-type="string">
            <text:p>Neutral</text:p>
          </table:table-cell>
          <table:table-cell office:value-type="string">
            <text:p>Hand Building &amp; Card Distributing</text:p>
          </table:table-cell>
          <table:table-cell office:value-type="string">
            <text:p>Necessary</text:p>
          </table:table-cell>
          <table:table-cell office:value-type="string">
            <text:p>N/A</text:p>
          </table:table-cell>
          <table:table-cell office:value-type="string">
            <text:p>Phase 1</text:p>
          </table:table-cell>
          <table:table-cell office:value-type="string">
            <text:p>N/A</text:p>
          </table:table-cell>
          <table:table-cell office:value-type="string">
            <text:p>Draws 3, picks 2, and places 1 on top of deck</text:p>
          </table:table-cell>
          <table:table-cell table:number-columns-repeated="1014"/>
        </table:table-row>
        <table:table-row table:style-name="ro1">
          <table:table-cell office:value-type="string">
            <text:p>Vulture Sam</text:p>
          </table:table-cell>
          <table:table-cell office:value-type="string">
            <text:p>BANG!</text:p>
          </table:table-cell>
          <table:table-cell office:value-type="float" office:value="4">
            <text:p>4</text:p>
          </table:table-cell>
          <table:table-cell office:value-type="string">
            <text:p>Neutral</text:p>
          </table:table-cell>
          <table:table-cell office:value-type="string">
            <text:p>Card Inheritance</text:p>
          </table:table-cell>
          <table:table-cell office:value-type="string">
            <text:p>Necessary</text:p>
          </table:table-cell>
          <table:table-cell office:value-type="string">
            <text:p>Self; Others</text:p>
          </table:table-cell>
          <table:table-cell office:value-type="string">
            <text:p>Player Elimination</text:p>
          </table:table-cell>
          <table:table-cell office:value-type="string">
            <text:p>N/A</text:p>
          </table:table-cell>
          <table:table-cell office:value-type="string">
            <text:p>Draws all eliminated player's cards</text:p>
          </table:table-cell>
          <table:table-cell table:number-columns-repeated="1014"/>
        </table:table-row>
        <table:table-row table:style-name="ro1">
          <table:table-cell office:value-type="string">
            <text:p>Jesse Jones</text:p>
          </table:table-cell>
          <table:table-cell office:value-type="string">
            <text:p>BANG!</text:p>
          </table:table-cell>
          <table:table-cell office:value-type="float" office:value="4">
            <text:p>4</text:p>
          </table:table-cell>
          <table:table-cell office:value-type="string">
            <text:p>Neutral</text:p>
          </table:table-cell>
          <table:table-cell office:value-type="string">
            <text:p>Card Stealing</text:p>
          </table:table-cell>
          <table:table-cell office:value-type="string">
            <text:p>Optional</text:p>
          </table:table-cell>
          <table:table-cell office:value-type="string">
            <text:p>N/A</text:p>
          </table:table-cell>
          <table:table-cell office:value-type="string">
            <text:p>Phase 1</text:p>
          </table:table-cell>
          <table:table-cell office:value-type="string">
            <text:p>Does not draw 1st card from deck</text:p>
          </table:table-cell>
          <table:table-cell office:value-type="string">
            <text:p>Draws 1<text:span text:style-name="T3">st</text:span> card from a player's hand</text:p>
          </table:table-cell>
          <table:table-cell table:number-columns-repeated="1014"/>
        </table:table-row>
        <table:table-row table:style-name="ro7">
          <table:table-cell office:value-type="string">
            <text:p>Calamity Janet</text:p>
          </table:table-cell>
          <table:table-cell office:value-type="string">
            <text:p>BANG!</text:p>
          </table:table-cell>
          <table:table-cell office:value-type="float" office:value="4">
            <text:p>4</text:p>
          </table:table-cell>
          <table:table-cell office:value-type="string">
            <text:p>Neutral</text:p>
          </table:table-cell>
          <table:table-cell office:value-type="string">
            <text:p>Card Interchange: <text:span text:style-name="T1">Missed!</text:span> and <text:span text:style-name="T1">BANG!</text:span></text:p>
          </table:table-cell>
          <table:table-cell office:value-type="string">
            <text:p>Optional</text:p>
          </table:table-cell>
          <table:table-cell office:value-type="string">
            <text:p>Self; Others</text:p>
          </table:table-cell>
          <table:table-cell office:value-type="string">
            <text:p>When able to play/discard <text:span text:style-name="T1">BANG!</text:span>/<text:span text:style-name="T1">Missed!</text:span></text:p>
          </table:table-cell>
          <table:table-cell office:value-type="string">
            <text:p>Discards <text:span text:style-name="T1">BANG! </text:span>Or <text:span text:style-name="T1">Missed! </text:span><text:span text:style-name="T2">(repeatable)</text:span></text:p>
          </table:table-cell>
          <table:table-cell office:value-type="string">
            <text:p>Plays <text:span text:style-name="T1">Missed!</text:span> Or <text:span text:style-name="T1">BANG!</text:span></text:p>
          </table:table-cell>
          <table:table-cell table:number-columns-repeated="1014"/>
        </table:table-row>
        <table:table-row table:style-name="ro2">
          <table:table-cell office:value-type="string">
            <text:p>Slab the Killer</text:p>
          </table:table-cell>
          <table:table-cell office:value-type="string">
            <text:p>BANG!</text:p>
          </table:table-cell>
          <table:table-cell office:value-type="float" office:value="4">
            <text:p>4</text:p>
          </table:table-cell>
          <table:table-cell office:value-type="string">
            <text:p>Offensive</text:p>
          </table:table-cell>
          <table:table-cell office:value-type="string">
            <text:p>Attack Modifier</text:p>
          </table:table-cell>
          <table:table-cell office:value-type="string">
            <text:p>Necessary</text:p>
          </table:table-cell>
          <table:table-cell office:value-type="string">
            <text:p>Self</text:p>
          </table:table-cell>
          <table:table-cell office:value-type="string">
            <text:p>Phase 2</text:p>
          </table:table-cell>
          <table:table-cell office:value-type="string">
            <text:p>Plays <text:span text:style-name="T1">BANG! </text:span><text:span text:style-name="T2">(repeatable)</text:span></text:p>
          </table:table-cell>
          <table:table-cell office:value-type="string">
            <text:p>Target must play 2 missed or take hit</text:p>
          </table:table-cell>
          <table:table-cell table:number-columns-repeated="1014"/>
        </table:table-row>
        <table:table-row table:style-name="ro8">
          <table:table-cell office:value-type="string">
            <text:p>Willy the Kid</text:p>
          </table:table-cell>
          <table:table-cell office:value-type="string">
            <text:p>BANG!</text:p>
          </table:table-cell>
          <table:table-cell office:value-type="float" office:value="4">
            <text:p>4</text:p>
          </table:table-cell>
          <table:table-cell office:value-type="string">
            <text:p>Offensive</text:p>
          </table:table-cell>
          <table:table-cell office:value-type="string">
            <text:p>Attack Modifier</text:p>
          </table:table-cell>
          <table:table-cell office:value-type="string">
            <text:p>Optional</text:p>
          </table:table-cell>
          <table:table-cell office:value-type="string">
            <text:p>Self</text:p>
          </table:table-cell>
          <table:table-cell office:value-type="string">
            <text:p>Phase 2</text:p>
          </table:table-cell>
          <table:table-cell office:value-type="string">
            <text:p>N/A</text:p>
          </table:table-cell>
          <table:table-cell office:value-type="string">
            <text:p>Can play any number of <text:span text:style-name="T1">BANG!</text:span></text:p>
          </table:table-cell>
          <table:table-cell table:number-columns-repeated="1014"/>
        </table:table-row>
        <table:table-row table:style-name="ro1">
          <table:table-cell office:value-type="string">
            <text:p>Rose Doolan</text:p>
          </table:table-cell>
          <table:table-cell office:value-type="string">
            <text:p>BANG!</text:p>
          </table:table-cell>
          <table:table-cell office:value-type="float" office:value="4">
            <text:p>4</text:p>
          </table:table-cell>
          <table:table-cell office:value-type="string">
            <text:p>Offensive</text:p>
          </table:table-cell>
          <table:table-cell office:value-type="string">
            <text:p>Sight Modification</text:p>
          </table:table-cell>
          <table:table-cell office:value-type="string">
            <text:p>Necessary</text:p>
          </table:table-cell>
          <table:table-cell office:value-type="string">
            <text:p>N/A</text:p>
          </table:table-cell>
          <table:table-cell office:value-type="string">
            <text:p>Continuous</text:p>
          </table:table-cell>
          <table:table-cell office:value-type="string">
            <text:p>N/A</text:p>
          </table:table-cell>
          <table:table-cell office:value-type="string">
            <text:p>Sees at a distance +1</text:p>
          </table:table-cell>
          <table:table-cell table:number-columns-repeated="1014"/>
        </table:table-row>
        <table:table-row table:style-name="ro9">
          <table:table-cell table:number-columns-repeated="1024"/>
        </table:table-row>
        <table:table-row table:style-name="ro1">
          <table:table-cell office:value-type="string">
            <text:p>Molly Stark</text:p>
          </table:table-cell>
          <table:table-cell office:value-type="string">
            <text:p>DC</text:p>
          </table:table-cell>
          <table:table-cell office:value-type="float" office:value="4">
            <text:p>4</text:p>
          </table:table-cell>
          <table:table-cell office:value-type="string">
            <text:p>Defensive</text:p>
          </table:table-cell>
          <table:table-cell office:value-type="string">
            <text:p>Card Drawing</text:p>
          </table:table-cell>
          <table:table-cell office:value-type="string">
            <text:p>Optional</text:p>
          </table:table-cell>
          <table:table-cell office:value-type="string">
            <text:p>Self</text:p>
          </table:table-cell>
          <table:table-cell office:value-type="string">
            <text:p>Out of turn</text:p>
          </table:table-cell>
          <table:table-cell office:value-type="string">
            <text:p>Uses out of turn card from hand</text:p>
          </table:table-cell>
          <table:table-cell office:value-type="string">
            <text:p>Draws 1 card</text:p>
          </table:table-cell>
          <table:table-cell table:number-columns-repeated="1014"/>
        </table:table-row>
        <table:table-row table:style-name="ro1">
          <table:table-cell office:value-type="string">
            <text:p>Apache Kid</text:p>
          </table:table-cell>
          <table:table-cell office:value-type="string">
            <text:p>DC</text:p>
          </table:table-cell>
          <table:table-cell office:value-type="float" office:value="3">
            <text:p>3</text:p>
          </table:table-cell>
          <table:table-cell office:value-type="string">
            <text:p>Defensive</text:p>
          </table:table-cell>
          <table:table-cell office:value-type="string">
            <text:p>Card Nullification: Diamonds</text:p>
          </table:table-cell>
          <table:table-cell office:value-type="string">
            <text:p>Necessary</text:p>
          </table:table-cell>
          <table:table-cell office:value-type="string">
            <text:p>N/A</text:p>
          </table:table-cell>
          <table:table-cell office:value-type="string">
            <text:p>Continuous</text:p>
          </table:table-cell>
          <table:table-cell office:value-type="string">
            <text:p>N/A</text:p>
          </table:table-cell>
          <table:table-cell office:value-type="string">
            <text:p>Diamonds have no effect on him</text:p>
          </table:table-cell>
          <table:table-cell table:number-columns-repeated="1014"/>
        </table:table-row>
        <table:table-row table:style-name="ro1">
          <table:table-cell office:value-type="string">
            <text:p>Elena Fuente</text:p>
          </table:table-cell>
          <table:table-cell office:value-type="string">
            <text:p>DC</text:p>
          </table:table-cell>
          <table:table-cell office:value-type="float" office:value="3">
            <text:p>3</text:p>
          </table:table-cell>
          <table:table-cell office:value-type="string">
            <text:p>Defensive</text:p>
          </table:table-cell>
          <table:table-cell office:value-type="string">
            <text:p>Card Transmutation: <text:span text:style-name="T1">Missed!</text:span></text:p>
          </table:table-cell>
          <table:table-cell office:value-type="string">
            <text:p>Optional</text:p>
          </table:table-cell>
          <table:table-cell office:value-type="string">
            <text:p>Self</text:p>
          </table:table-cell>
          <table:table-cell office:value-type="string">
            <text:p>When able to play Missed!</text:p>
          </table:table-cell>
          <table:table-cell office:value-type="string">
            <text:p>Discards a card from hand (repeatable)</text:p>
          </table:table-cell>
          <table:table-cell office:value-type="string">
            <text:p>Plays <text:span text:style-name="T1">Missed!</text:span></text:p>
          </table:table-cell>
          <table:table-cell table:number-columns-repeated="1014"/>
        </table:table-row>
        <table:table-row table:style-name="ro4">
          <table:table-cell office:value-type="string">
            <text:p>Tequila Joe</text:p>
          </table:table-cell>
          <table:table-cell office:value-type="string">
            <text:p>DC</text:p>
          </table:table-cell>
          <table:table-cell office:value-type="float" office:value="4">
            <text:p>4</text:p>
          </table:table-cell>
          <table:table-cell office:value-type="string">
            <text:p>Defensive</text:p>
          </table:table-cell>
          <table:table-cell office:value-type="string">
            <text:p>Regaining LP Modifier</text:p>
          </table:table-cell>
          <table:table-cell office:value-type="string">
            <text:p>Necessary</text:p>
          </table:table-cell>
          <table:table-cell office:value-type="string">
            <text:p>Self</text:p>
          </table:table-cell>
          <table:table-cell office:value-type="string">
            <text:p>Phase 2, “last chance” opportunity</text:p>
          </table:table-cell>
          <table:table-cell office:value-type="string">
            <text:p>Plays <text:span text:style-name="T1">Beer </text:span><text:span text:style-name="T2">(repeatable)</text:span></text:p>
          </table:table-cell>
          <table:table-cell office:value-type="string">
            <text:p>Regains 2 life points</text:p>
          </table:table-cell>
          <table:table-cell table:number-columns-repeated="1014"/>
        </table:table-row>
        <table:table-row table:style-name="ro4">
          <table:table-cell office:value-type="string">
            <text:p>Vera Custer</text:p>
          </table:table-cell>
          <table:table-cell office:value-type="string">
            <text:p>DC</text:p>
          </table:table-cell>
          <table:table-cell office:value-type="float" office:value="3">
            <text:p>3</text:p>
          </table:table-cell>
          <table:table-cell office:value-type="string">
            <text:p>Neutral</text:p>
          </table:table-cell>
          <table:table-cell office:value-type="string">
            <text:p>Ability Copier</text:p>
          </table:table-cell>
          <table:table-cell office:value-type="string">
            <text:p>Necessary</text:p>
          </table:table-cell>
          <table:table-cell office:value-type="string">
            <text:p>N/A</text:p>
          </table:table-cell>
          <table:table-cell office:value-type="string">
            <text:p>Before phase 1, after <text:span text:style-name="T1">Jail</text:span>/<text:span text:style-name="T1">Dynamite</text:span></text:p>
          </table:table-cell>
          <table:table-cell office:value-type="string">
            <text:p>N/A</text:p>
          </table:table-cell>
          <table:table-cell office:value-type="string">
            <text:p>Copies chosen character's ability until next turn</text:p>
          </table:table-cell>
          <table:table-cell table:number-columns-repeated="1014"/>
        </table:table-row>
        <table:table-row table:style-name="ro2">
          <table:table-cell office:value-type="string">
            <text:p>Bill Noface</text:p>
          </table:table-cell>
          <table:table-cell office:value-type="string">
            <text:p>DC</text:p>
          </table:table-cell>
          <table:table-cell office:value-type="float" office:value="4">
            <text:p>4</text:p>
          </table:table-cell>
          <table:table-cell office:value-type="string">
            <text:p>Neutral</text:p>
          </table:table-cell>
          <table:table-cell office:value-type="string">
            <text:p>Card Drawing</text:p>
          </table:table-cell>
          <table:table-cell office:value-type="string">
            <text:p>Necessary</text:p>
          </table:table-cell>
          <table:table-cell office:value-type="string">
            <text:p>N/A</text:p>
          </table:table-cell>
          <table:table-cell office:value-type="string">
            <text:p>Phase 1</text:p>
          </table:table-cell>
          <table:table-cell office:value-type="string">
            <text:p>N/A</text:p>
          </table:table-cell>
          <table:table-cell office:value-type="string">
            <text:p>Draws 1 card for each LP he is missing</text:p>
          </table:table-cell>
          <table:table-cell table:number-columns-repeated="1014"/>
        </table:table-row>
        <table:table-row table:style-name="ro7">
          <table:table-cell office:value-type="string">
            <text:p>Herb Hunter</text:p>
          </table:table-cell>
          <table:table-cell office:value-type="string">
            <text:p>DC</text:p>
          </table:table-cell>
          <table:table-cell office:value-type="float" office:value="4">
            <text:p>4</text:p>
          </table:table-cell>
          <table:table-cell office:value-type="string">
            <text:p>Neutral</text:p>
          </table:table-cell>
          <table:table-cell office:value-type="string">
            <text:p>Card Drawing</text:p>
          </table:table-cell>
          <table:table-cell office:value-type="string">
            <text:p>Necessary</text:p>
          </table:table-cell>
          <table:table-cell office:value-type="string">
            <text:p>Self; Others</text:p>
          </table:table-cell>
          <table:table-cell office:value-type="string">
            <text:p>Player Elimination</text:p>
          </table:table-cell>
          <table:table-cell office:value-type="string">
            <text:p>N/A</text:p>
          </table:table-cell>
          <table:table-cell office:value-type="string">
            <text:p>Draws 2 cards (5 if he eliminates Outlaw)</text:p>
          </table:table-cell>
          <table:table-cell table:number-columns-repeated="1014"/>
        </table:table-row>
        <table:table-row table:style-name="ro1">
          <table:table-cell office:value-type="string">
            <text:p>Pixie Pete</text:p>
          </table:table-cell>
          <table:table-cell office:value-type="string">
            <text:p>DC</text:p>
          </table:table-cell>
          <table:table-cell office:value-type="float" office:value="3">
            <text:p>3</text:p>
          </table:table-cell>
          <table:table-cell office:value-type="string">
            <text:p>Neutral</text:p>
          </table:table-cell>
          <table:table-cell office:value-type="string">
            <text:p>Card Drawing</text:p>
          </table:table-cell>
          <table:table-cell office:value-type="string">
            <text:p>Necessary</text:p>
          </table:table-cell>
          <table:table-cell office:value-type="string">
            <text:p>N/A</text:p>
          </table:table-cell>
          <table:table-cell office:value-type="string">
            <text:p>Phase 1</text:p>
          </table:table-cell>
          <table:table-cell office:value-type="string">
            <text:p>N/A</text:p>
          </table:table-cell>
          <table:table-cell office:value-type="string">
            <text:p>Draws 3 cards</text:p>
          </table:table-cell>
          <table:table-cell table:number-columns-repeated="1014"/>
        </table:table-row>
        <table:table-row table:style-name="ro1">
          <table:table-cell office:value-type="string">
            <text:p>Sean Mallory</text:p>
          </table:table-cell>
          <table:table-cell office:value-type="string">
            <text:p>DC</text:p>
          </table:table-cell>
          <table:table-cell office:value-type="float" office:value="3">
            <text:p>3</text:p>
          </table:table-cell>
          <table:table-cell office:value-type="string">
            <text:p>Neutral</text:p>
          </table:table-cell>
          <table:table-cell office:value-type="string">
            <text:p>Card Limit</text:p>
          </table:table-cell>
          <table:table-cell office:value-type="string">
            <text:p>Necessary</text:p>
          </table:table-cell>
          <table:table-cell office:value-type="string">
            <text:p>N/A</text:p>
          </table:table-cell>
          <table:table-cell office:value-type="string">
            <text:p>Continuous</text:p>
          </table:table-cell>
          <table:table-cell office:value-type="string">
            <text:p>N/A</text:p>
          </table:table-cell>
          <table:table-cell office:value-type="string">
            <text:p>Can hold up to 10 cards in hand</text:p>
          </table:table-cell>
          <table:table-cell table:number-columns-repeated="1014"/>
        </table:table-row>
        <table:table-row table:style-name="ro1">
          <table:table-cell office:value-type="string">
            <text:p>Pat Brennan</text:p>
          </table:table-cell>
          <table:table-cell office:value-type="string">
            <text:p>DC</text:p>
          </table:table-cell>
          <table:table-cell office:value-type="float" office:value="4">
            <text:p>4</text:p>
          </table:table-cell>
          <table:table-cell office:value-type="string">
            <text:p>Neutral</text:p>
          </table:table-cell>
          <table:table-cell office:value-type="string">
            <text:p>Card Stealing</text:p>
          </table:table-cell>
          <table:table-cell office:value-type="string">
            <text:p>Optional</text:p>
          </table:table-cell>
          <table:table-cell office:value-type="string">
            <text:p>N/A</text:p>
          </table:table-cell>
          <table:table-cell office:value-type="string">
            <text:p>Phase 1</text:p>
          </table:table-cell>
          <table:table-cell office:value-type="string">
            <text:p>Does not draw cards from deck</text:p>
          </table:table-cell>
          <table:table-cell office:value-type="string">
            <text:p>Draws card in play in front of player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José Delgado</text:p>
          </table:table-cell>
          <table:table-cell office:value-type="string">
            <text:p>DC</text:p>
          </table:table-cell>
          <table:table-cell office:value-type="float" office:value="4">
            <text:p>4</text:p>
          </table:table-cell>
          <table:table-cell office:value-type="string">
            <text:p>Neutral</text:p>
          </table:table-cell>
          <table:table-cell office:value-type="string">
            <text:p>Card Transmutation: Blues to card drawing</text:p>
          </table:table-cell>
          <table:table-cell office:value-type="string">
            <text:p>Optional</text:p>
          </table:table-cell>
          <table:table-cell office:value-type="string">
            <text:p>Self</text:p>
          </table:table-cell>
          <table:table-cell office:value-type="string">
            <text:p>Phase 2</text:p>
          </table:table-cell>
          <table:table-cell office:value-type="string">
            <text:p>Discards blue card from hand (twice on turn)</text:p>
          </table:table-cell>
          <table:table-cell office:value-type="string">
            <text:p>Draws 2 cards</text:p>
          </table:table-cell>
          <table:table-cell table:number-columns-repeated="1014"/>
        </table:table-row>
        <table:table-row table:style-name="ro1">
          <table:table-cell office:value-type="string">
            <text:p>Chuck Wengam</text:p>
          </table:table-cell>
          <table:table-cell office:value-type="string">
            <text:p>DC</text:p>
          </table:table-cell>
          <table:table-cell office:value-type="float" office:value="4">
            <text:p>4</text:p>
          </table:table-cell>
          <table:table-cell office:value-type="string">
            <text:p>Neutral</text:p>
          </table:table-cell>
          <table:table-cell office:value-type="string">
            <text:p>LP Transmutation: Card Drawing</text:p>
          </table:table-cell>
          <table:table-cell office:value-type="string">
            <text:p>Optional</text:p>
          </table:table-cell>
          <table:table-cell office:value-type="string">
            <text:p>Self</text:p>
          </table:table-cell>
          <table:table-cell office:value-type="string">
            <text:p>Phase 2</text:p>
          </table:table-cell>
          <table:table-cell office:value-type="string">
            <text:p>Lose LP (repeatable)</text:p>
          </table:table-cell>
          <table:table-cell office:value-type="string">
            <text:p>Draw 2 cards</text:p>
          </table:table-cell>
          <table:table-cell table:number-columns-repeated="1014"/>
        </table:table-row>
        <table:table-row table:style-name="ro10">
          <table:table-cell office:value-type="string">
            <text:p>Belle Star</text:p>
          </table:table-cell>
          <table:table-cell office:value-type="string">
            <text:p>DC</text:p>
          </table:table-cell>
          <table:table-cell office:value-type="float" office:value="4">
            <text:p>4</text:p>
          </table:table-cell>
          <table:table-cell office:value-type="string">
            <text:p>Offensive</text:p>
          </table:table-cell>
          <table:table-cell office:value-type="string">
            <text:p>Card Nullification: In play</text:p>
          </table:table-cell>
          <table:table-cell office:value-type="string">
            <text:p>Necessary</text:p>
          </table:table-cell>
          <table:table-cell office:value-type="string">
            <text:p>N/A</text:p>
          </table:table-cell>
          <table:table-cell office:value-type="string">
            <text:p>Phase 2</text:p>
          </table:table-cell>
          <table:table-cell office:value-type="string">
            <text:p>N/A</text:p>
          </table:table-cell>
          <table:table-cell office:value-type="string">
            <text:p>Cards in play in front of other players have no effect</text:p>
          </table:table-cell>
          <table:table-cell table:number-columns-repeated="1014"/>
        </table:table-row>
        <table:table-row table:style-name="ro4">
          <table:table-cell office:value-type="string">
            <text:p>Doc Holyday</text:p>
          </table:table-cell>
          <table:table-cell office:value-type="string">
            <text:p>DC</text:p>
          </table:table-cell>
          <table:table-cell office:value-type="float" office:value="4">
            <text:p>4</text:p>
          </table:table-cell>
          <table:table-cell office:value-type="string">
            <text:p>Offensive</text:p>
          </table:table-cell>
          <table:table-cell office:value-type="string">
            <text:p>Card Transmutation: <text:span text:style-name="T1">BANG!</text:span></text:p>
          </table:table-cell>
          <table:table-cell office:value-type="string">
            <text:p>Optional</text:p>
          </table:table-cell>
          <table:table-cell office:value-type="string">
            <text:p>Self</text:p>
          </table:table-cell>
          <table:table-cell office:value-type="string">
            <text:p>Phase 2</text:p>
          </table:table-cell>
          <table:table-cell office:value-type="string">
            <text:p>Discards 2 cards from hand (once on turn)</text:p>
          </table:table-cell>
          <table:table-cell office:value-type="string">
            <text:p>Plays extra <text:span text:style-name="T1">BANG! </text:span><text:span text:style-name="T2">(does not </text:span><text:span text:style-name="T2">contribute to </text:span><text:span text:style-name="T1">BANG! </text:span><text:span text:style-name="T2">limit)</text:span></text:p>
          </table:table-cell>
          <table:table-cell table:number-columns-repeated="1014"/>
        </table:table-row>
        <table:table-row table:style-name="ro4">
          <table:table-cell office:value-type="string">
            <text:p>Greg Digger</text:p>
          </table:table-cell>
          <table:table-cell office:value-type="string">
            <text:p>DC</text:p>
          </table:table-cell>
          <table:table-cell office:value-type="float" office:value="4">
            <text:p>4</text:p>
          </table:table-cell>
          <table:table-cell office:value-type="string">
            <text:p>Offensive</text:p>
          </table:table-cell>
          <table:table-cell office:value-type="string">
            <text:p>LP Regenerator</text:p>
          </table:table-cell>
          <table:table-cell office:value-type="string">
            <text:p>Necessary</text:p>
          </table:table-cell>
          <table:table-cell office:value-type="string">
            <text:p>Self; Others</text:p>
          </table:table-cell>
          <table:table-cell office:value-type="string">
            <text:p>Player Elimination</text:p>
          </table:table-cell>
          <table:table-cell office:value-type="string">
            <text:p>N/A</text:p>
          </table:table-cell>
          <table:table-cell office:value-type="string">
            <text:p>Regains 2 life points (except on the event of his own death)</text:p>
          </table:table-cell>
          <table:table-cell table:number-columns-repeated="1014"/>
        </table:table-row>
        <table:table-row table:style-name="ro9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1">
          <table:table-cell office:value-type="string">
            <text:p>Teren Kill</text:p>
          </table:table-cell>
          <table:table-cell office:value-type="string">
            <text:p>WWS</text:p>
          </table:table-cell>
          <table:table-cell office:value-type="float" office:value="3">
            <text:p>3</text:p>
          </table:table-cell>
          <table:table-cell office:value-type="string">
            <text:p>Defensive</text:p>
          </table:table-cell>
          <table:table-cell office:value-type="string">
            <text:p>LP Regenerator, Card Drawing</text:p>
          </table:table-cell>
          <table:table-cell office:value-type="string">
            <text:p>Necessary</text:p>
          </table:table-cell>
          <table:table-cell office:value-type="string">
            <text:p>Others</text:p>
          </table:table-cell>
          <table:table-cell office:value-type="string">
            <text:p>Last LP hit (with no last chance <text:span text:style-name="T1">Beer</text:span>)</text:p>
          </table:table-cell>
          <table:table-cell office:value-type="string">
            <text:p>N/A</text:p>
          </table:table-cell>
          <table:table-cell office:value-type="string">
            <text:p>“Draws!” Unless spades= stay at 1 LP, draw 1 card</text:p>
          </table:table-cell>
          <table:table-cell table:number-columns-repeated="1014"/>
        </table:table-row>
        <table:table-row table:style-name="ro2">
          <table:table-cell office:value-type="string">
            <text:p>Greygory Deck</text:p>
          </table:table-cell>
          <table:table-cell office:value-type="string">
            <text:p>WWS</text:p>
          </table:table-cell>
          <table:table-cell office:value-type="float" office:value="4">
            <text:p>4</text:p>
          </table:table-cell>
          <table:table-cell office:value-type="string">
            <text:p>Neutral</text:p>
          </table:table-cell>
          <table:table-cell office:value-type="string">
            <text:p>Ability Copier</text:p>
          </table:table-cell>
          <table:table-cell office:value-type="string">
            <text:p>Optional</text:p>
          </table:table-cell>
          <table:table-cell office:value-type="string">
            <text:p>N/A</text:p>
          </table:table-cell>
          <table:table-cell office:value-type="string">
            <text:p>Before phase 1, after <text:span text:style-name="T1">Jail</text:span>/<text:span text:style-name="T1">Dynamite</text:span></text:p>
          </table:table-cell>
          <table:table-cell office:value-type="string">
            <text:p>Lose previous character abilities</text:p>
          </table:table-cell>
          <table:table-cell office:value-type="string">
            <text:p>Choose 2 characters at random from base game not in play to inherit their abilities</text:p>
          </table:table-cell>
          <table:table-cell table:number-columns-repeated="1014"/>
        </table:table-row>
        <table:table-row table:style-name="ro4">
          <table:table-cell office:value-type="string">
            <text:p>John Pain</text:p>
          </table:table-cell>
          <table:table-cell office:value-type="string">
            <text:p>WWS</text:p>
          </table:table-cell>
          <table:table-cell office:value-type="float" office:value="4">
            <text:p>4</text:p>
          </table:table-cell>
          <table:table-cell office:value-type="string">
            <text:p>Neutral</text:p>
          </table:table-cell>
          <table:table-cell office:value-type="string">
            <text:p>Card Drawing</text:p>
          </table:table-cell>
          <table:table-cell office:value-type="string">
            <text:p>Necessary</text:p>
          </table:table-cell>
          <table:table-cell office:value-type="string">
            <text:p>Self; Others</text:p>
          </table:table-cell>
          <table:table-cell office:value-type="string">
            <text:p>“Draws!”</text:p>
          </table:table-cell>
          <table:table-cell office:value-type="string">
            <text:p>N/A</text:p>
          </table:table-cell>
          <table:table-cell office:value-type="string">
            <text:p>If under 6 cards in hand, draws “drawn!” cards</text:p>
          </table:table-cell>
          <table:table-cell table:number-columns-repeated="1014"/>
        </table:table-row>
        <table:table-row table:style-name="ro4">
          <table:table-cell office:value-type="string">
            <text:p>Lee Van Kliff</text:p>
          </table:table-cell>
          <table:table-cell office:value-type="string">
            <text:p>WWS</text:p>
          </table:table-cell>
          <table:table-cell office:value-type="float" office:value="4">
            <text:p>4</text:p>
          </table:table-cell>
          <table:table-cell office:value-type="string">
            <text:p>Neutral</text:p>
          </table:table-cell>
          <table:table-cell office:value-type="string">
            <text:p>Card Effect Replication: Brown Cards</text:p>
          </table:table-cell>
          <table:table-cell office:value-type="string">
            <text:p>Optional</text:p>
          </table:table-cell>
          <table:table-cell office:value-type="string">
            <text:p>Self</text:p>
          </table:table-cell>
          <table:table-cell office:value-type="string">
            <text:p>Phase 2</text:p>
          </table:table-cell>
          <table:table-cell office:value-type="string">
            <text:p>Plays brown &amp; discards <text:span text:style-name="T1">BANG! </text:span><text:span text:style-name="T2">(repeatable)</text:span></text:p>
          </table:table-cell>
          <table:table-cell office:value-type="string">
            <text:p>Replicates <text:span text:style-name="T4">effect</text:span> of played brown card</text:p>
          </table:table-cell>
          <table:table-cell table:number-columns-repeated="1014"/>
        </table:table-row>
        <table:table-row table:style-name="ro12">
          <table:table-cell office:value-type="string">
            <text:p>Gary Looter</text:p>
          </table:table-cell>
          <table:table-cell office:value-type="string">
            <text:p>WWS</text:p>
          </table:table-cell>
          <table:table-cell office:value-type="float" office:value="5">
            <text:p>5</text:p>
          </table:table-cell>
          <table:table-cell office:value-type="string">
            <text:p>Neutral</text:p>
          </table:table-cell>
          <table:table-cell office:value-type="string">
            <text:p>Card Inheritance</text:p>
          </table:table-cell>
          <table:table-cell office:value-type="string">
            <text:p>Necessary</text:p>
          </table:table-cell>
          <table:table-cell office:value-type="string">
            <text:p>Others</text:p>
          </table:table-cell>
          <table:table-cell office:value-type="string">
            <text:p>Others' Phase 3</text:p>
          </table:table-cell>
          <table:table-cell office:value-type="string">
            <text:p>N/A</text:p>
          </table:table-cell>
          <table:table-cell office:value-type="string">
            <text:p>Draws discarded cards.</text:p>
          </table:table-cell>
          <table:table-cell table:number-columns-repeated="1014"/>
        </table:table-row>
        <table:table-row table:style-name="ro10">
          <table:table-cell office:value-type="string">
            <text:p>Youl Grinner</text:p>
          </table:table-cell>
          <table:table-cell office:value-type="string">
            <text:p>WWS</text:p>
          </table:table-cell>
          <table:table-cell office:value-type="float" office:value="4">
            <text:p>4</text:p>
          </table:table-cell>
          <table:table-cell office:value-type="string">
            <text:p>Neutral</text:p>
          </table:table-cell>
          <table:table-cell office:value-type="string">
            <text:p>Card Stealing</text:p>
          </table:table-cell>
          <table:table-cell office:value-type="string">
            <text:p>Necessary</text:p>
          </table:table-cell>
          <table:table-cell office:value-type="string">
            <text:p>Self; Others</text:p>
          </table:table-cell>
          <table:table-cell office:value-type="string">
            <text:p>Before others' Phase 1, after <text:span text:style-name="T1">Jail</text:span>/<text:span text:style-name="T1">Dynamite</text:span></text:p>
          </table:table-cell>
          <table:table-cell office:value-type="string">
            <text:p>N/A</text:p>
          </table:table-cell>
          <table:table-cell office:value-type="string">
            <text:p>If others have more cards in hand than him, they give him 1 card of their choice from their hand</text:p>
          </table:table-cell>
          <table:table-cell table:number-columns-repeated="1014"/>
        </table:table-row>
        <table:table-row table:style-name="ro4">
          <table:table-cell office:value-type="string">
            <text:p>Flint Westwood</text:p>
          </table:table-cell>
          <table:table-cell office:value-type="string">
            <text:p>WWS</text:p>
          </table:table-cell>
          <table:table-cell office:value-type="float" office:value="4">
            <text:p>4</text:p>
          </table:table-cell>
          <table:table-cell office:value-type="string">
            <text:p>Neutral</text:p>
          </table:table-cell>
          <table:table-cell office:value-type="string">
            <text:p>Card Swapping</text:p>
          </table:table-cell>
          <table:table-cell office:value-type="string">
            <text:p>Optional</text:p>
          </table:table-cell>
          <table:table-cell office:value-type="string">
            <text:p>Self</text:p>
          </table:table-cell>
          <table:table-cell office:value-type="string">
            <text:p>Phase 2</text:p>
          </table:table-cell>
          <table:table-cell office:value-type="string">
            <text:p>Give 1 card from hand to player (once on turn)</text:p>
          </table:table-cell>
          <table:table-cell office:value-type="string">
            <text:p>Take 2 cards at random from that player's hand</text:p>
          </table:table-cell>
          <table:table-cell table:number-columns-repeated="1014"/>
        </table:table-row>
        <table:table-row table:style-name="ro4">
          <table:table-cell office:value-type="string">
            <text:p>Big Spencer</text:p>
          </table:table-cell>
          <table:table-cell office:value-type="string">
            <text:p>WWS</text:p>
          </table:table-cell>
          <table:table-cell office:value-type="float" office:value="9">
            <text:p>9</text:p>
          </table:table-cell>
          <table:table-cell office:value-type="string">
            <text:p>Offensive</text:p>
          </table:table-cell>
          <table:table-cell office:value-type="string">
            <text:p>Life Point Modifier, Card Handicap: <text:span text:style-name="T1">Missed!</text:span></text:p>
          </table:table-cell>
          <table:table-cell office:value-type="string">
            <text:p>Necessary</text:p>
          </table:table-cell>
          <table:table-cell office:value-type="string">
            <text:p>N/A</text:p>
          </table:table-cell>
          <table:table-cell office:value-type="string">
            <text:p>Continuous</text:p>
          </table:table-cell>
          <table:table-cell office:value-type="string">
            <text:p>N/A</text:p>
          </table:table-cell>
          <table:table-cell office:value-type="string">
            <text:p>Cannot play <text:span text:style-name="T1">Missed!</text:span>; starts with 5 cards.</text:p>
          </table:table-cell>
          <table:table-cell table:number-columns-repeated="1014"/>
        </table:table-row>
        <table:table-row table:style-name="ro9">
          <table:table-cell table:number-columns-repeated="1024"/>
        </table:table-row>
        <table:table-row table:style-name="ro12">
          <table:table-cell office:value-type="string">
            <text:p>Uncle Will</text:p>
          </table:table-cell>
          <table:table-cell office:value-type="string">
            <text:p>Bullet</text:p>
          </table:table-cell>
          <table:table-cell office:value-type="float" office:value="4">
            <text:p>4</text:p>
          </table:table-cell>
          <table:table-cell office:value-type="string">
            <text:p>Neutral</text:p>
          </table:table-cell>
          <table:table-cell office:value-type="string">
            <text:p>Card Transmutation: <text:span text:style-name="T1">General </text:span><text:span text:style-name="T1">Store</text:span></text:p>
          </table:table-cell>
          <table:table-cell office:value-type="string">
            <text:p>Optional</text:p>
          </table:table-cell>
          <table:table-cell office:value-type="string">
            <text:p>Self</text:p>
          </table:table-cell>
          <table:table-cell office:value-type="string">
            <text:p>Phase 2</text:p>
          </table:table-cell>
          <table:table-cell office:value-type="string">
            <text:p>Discards 1 card from hand (once on turn)</text:p>
          </table:table-cell>
          <table:table-cell office:value-type="string">
            <text:p>Plays <text:span text:style-name="T1">General Store</text:span></text:p>
          </table:table-cell>
          <table:table-cell table:number-columns-repeated="1014"/>
        </table:table-row>
        <table:table-row table:style-name="ro13">
          <table:table-cell office:value-type="string">
            <text:p>Claus the Saint</text:p>
          </table:table-cell>
          <table:table-cell office:value-type="string">
            <text:p>Bullet</text:p>
          </table:table-cell>
          <table:table-cell office:value-type="float" office:value="3">
            <text:p>3</text:p>
          </table:table-cell>
          <table:table-cell office:value-type="string">
            <text:p>Neutral</text:p>
          </table:table-cell>
          <table:table-cell office:value-type="string">
            <text:p>Card Drawing &amp; Distributing</text:p>
          </table:table-cell>
          <table:table-cell office:value-type="string">
            <text:p>Necessary</text:p>
          </table:table-cell>
          <table:table-cell office:value-type="string">
            <text:p>N/A</text:p>
          </table:table-cell>
          <table:table-cell office:value-type="string">
            <text:p>Phase 1</text:p>
          </table:table-cell>
          <table:table-cell office:value-type="string">
            <text:p>N/A</text:p>
          </table:table-cell>
          <table:table-cell office:value-type="string">
            <text:p>Draws cards for total # of players+1; keeps 2, gives 1 to each player</text:p>
          </table:table-cell>
          <table:table-cell table:number-columns-repeated="1014"/>
        </table:table-row>
        <table:table-row table:style-name="ro4">
          <table:table-cell office:value-type="string">
            <text:p>Johnny Kisch</text:p>
          </table:table-cell>
          <table:table-cell office:value-type="string">
            <text:p>Bullet</text:p>
          </table:table-cell>
          <table:table-cell office:value-type="float" office:value="4">
            <text:p>4</text:p>
          </table:table-cell>
          <table:table-cell office:value-type="string">
            <text:p>Neutral</text:p>
          </table:table-cell>
          <table:table-cell office:value-type="string">
            <text:p>Card Discarding</text:p>
          </table:table-cell>
          <table:table-cell office:value-type="string">
            <text:p>Necessary</text:p>
          </table:table-cell>
          <table:table-cell office:value-type="string">
            <text:p>Self</text:p>
          </table:table-cell>
          <table:table-cell office:value-type="string">
            <text:p>Phase 2</text:p>
          </table:table-cell>
          <table:table-cell office:value-type="string">
            <text:p>Plays blue card</text:p>
          </table:table-cell>
          <table:table-cell office:value-type="string">
            <text:p>Discards duplicate(s) of card played from other players</text:p>
          </table:table-cell>
          <table:table-cell table:number-columns-repeated="1014"/>
        </table:table-row>
        <table:table-row table:style-name="ro9" table:number-rows-repeated="3">
          <table:table-cell table:number-columns-repeated="1024"/>
        </table:table-row>
        <table:table-row table:style-name="ro14">
          <table:table-cell office:value-type="string">
            <text:p>Flint Dixon</text:p>
          </table:table-cell>
          <table:table-cell office:value-type="string">
            <text:p>RR</text:p>
          </table:table-cell>
          <table:table-cell office:value-type="float" office:value="4">
            <text:p>4</text:p>
          </table:table-cell>
          <table:table-cell office:value-type="string">
            <text:p>Defensive</text:p>
          </table:table-cell>
          <table:table-cell office:value-type="string">
            <text:p>Attack Modifier</text:p>
          </table:table-cell>
          <table:table-cell office:value-type="string">
            <text:p>Necessary</text:p>
          </table:table-cell>
          <table:table-cell office:value-type="string">
            <text:p>Self</text:p>
          </table:table-cell>
          <table:table-cell office:value-type="string">
            <text:p>Phase 2</text:p>
          </table:table-cell>
          <table:table-cell office:value-type="string">
            <text:p>Plays <text:span text:style-name="T1">BANG!</text:span> (repeatable)</text:p>
          </table:table-cell>
          <table:table-cell office:value-type="string">
            <text:p>Target must discard <text:span text:style-name="T1">BANG!</text:span> or take hit</text:p>
          </table:table-cell>
          <table:table-cell table:number-columns-repeated="1014"/>
        </table:table-row>
        <table:table-row table:style-name="ro4">
          <table:table-cell office:value-type="string">
            <text:p>Job Musgrove</text:p>
          </table:table-cell>
          <table:table-cell office:value-type="string">
            <text:p>RR</text:p>
          </table:table-cell>
          <table:table-cell office:value-type="float" office:value="4">
            <text:p>4</text:p>
          </table:table-cell>
          <table:table-cell office:value-type="string">
            <text:p>Defensive</text:p>
          </table:table-cell>
          <table:table-cell office:value-type="string">
            <text:p>Card Discarding</text:p>
          </table:table-cell>
          <table:table-cell office:value-type="string">
            <text:p>Optional</text:p>
          </table:table-cell>
          <table:table-cell office:value-type="string">
            <text:p>Others</text:p>
          </table:table-cell>
          <table:table-cell office:value-type="string">
            <text:p>Attacked by other player</text:p>
          </table:table-cell>
          <table:table-cell office:value-type="string">
            <text:p>N/A</text:p>
          </table:table-cell>
          <table:table-cell office:value-type="string">
            <text:p>May “draw!” Royals=discard card from attacker's hand</text:p>
          </table:table-cell>
          <table:table-cell table:number-columns-repeated="1014"/>
        </table:table-row>
        <table:table-row table:style-name="ro11">
          <table:table-cell office:value-type="string">
            <text:p>Turd Ferguson</text:p>
          </table:table-cell>
          <table:table-cell office:value-type="string">
            <text:p>RR</text:p>
          </table:table-cell>
          <table:table-cell office:value-type="float" office:value="3">
            <text:p>3</text:p>
          </table:table-cell>
          <table:table-cell office:value-type="string">
            <text:p>Defensive</text:p>
          </table:table-cell>
          <table:table-cell office:value-type="string">
            <text:p>Native Card: Missed!</text:p>
          </table:table-cell>
          <table:table-cell office:value-type="string">
            <text:p>Necessary</text:p>
          </table:table-cell>
          <table:table-cell office:value-type="string">
            <text:p>N/A</text:p>
          </table:table-cell>
          <table:table-cell office:value-type="string">
            <text:p>Beginning of Sheriff's turn</text:p>
          </table:table-cell>
          <table:table-cell office:value-type="string">
            <text:p>N/A</text:p>
          </table:table-cell>
          <table:table-cell office:value-type="string">
            <text:p>Gains 1 free <text:span text:style-name="T1">Missed!</text:span>, used by tapping character card; does not stockpile.</text:p>
          </table:table-cell>
          <table:table-cell table:number-columns-repeated="1014"/>
        </table:table-row>
        <table:table-row table:style-name="ro15">
          <table:table-cell office:value-type="string">
            <text:p>Crazy Wolf</text:p>
          </table:table-cell>
          <table:table-cell office:value-type="string">
            <text:p>RR</text:p>
          </table:table-cell>
          <table:table-cell office:value-type="float" office:value="3">
            <text:p>3</text:p>
          </table:table-cell>
          <table:table-cell office:value-type="string">
            <text:p>Defensive</text:p>
          </table:table-cell>
          <table:table-cell office:value-type="string">
            <text:p>Card Transmutation: <text:span text:style-name="T1">Missed!</text:span>, <text:span text:style-name="T1">Dodge</text:span>, <text:span text:style-name="T1">Missed!/BANG!</text:span></text:p>
          </table:table-cell>
          <table:table-cell office:value-type="string">
            <text:p>Optional</text:p>
          </table:table-cell>
          <table:table-cell office:value-type="string">
            <text:p>Others</text:p>
          </table:table-cell>
          <table:table-cell office:value-type="string">
            <text:p>Attacked by other player</text:p>
          </table:table-cell>
          <table:table-cell office:value-type="string">
            <text:p>Discard 1 card from hand</text:p>
          </table:table-cell>
          <table:table-cell table:style-name="ce6" office:value-type="string">
            <text:p><text:span text:style-name="T5">Add value of discarded card and </text:span><text:span text:style-name="T5">attack card; if</text:span><text:span text:style-name="T6"> </text:span><text:span text:style-name="T7">≥</text:span><text:span text:style-name="T5">14, </text:span><text:span text:style-name="T8">Missed!</text:span><text:span text:style-name="T5">; </text:span><text:span text:style-name="T9">≥</text:span><text:span text:style-name="T10">18, </text:span><text:span text:style-name="T8">Dodge</text:span><text:span text:style-name="T10">; </text:span><text:span text:style-name="T11">≥</text:span><text:span text:style-name="T10">21, </text:span><text:span text:style-name="T8">Missed!</text:span><text:span text:style-name="T10"> and </text:span><text:span text:style-name="T10">a </text:span><text:span text:style-name="T8">BANG!</text:span><text:span text:style-name="T10"> at the attacker</text:span></text:p>
          </table:table-cell>
          <table:table-cell table:number-columns-repeated="1014"/>
        </table:table-row>
        <table:table-row table:style-name="ro4">
          <table:table-cell office:value-type="string">
            <text:p>Anne Rogers</text:p>
          </table:table-cell>
          <table:table-cell office:value-type="string">
            <text:p>RR</text:p>
          </table:table-cell>
          <table:table-cell office:value-type="float" office:value="4">
            <text:p>4</text:p>
          </table:table-cell>
          <table:table-cell office:value-type="string">
            <text:p>Neutral</text:p>
          </table:table-cell>
          <table:table-cell office:value-type="string">
            <text:p>Card Copier: Blue card in play</text:p>
          </table:table-cell>
          <table:table-cell office:value-type="string">
            <text:p>Optional</text:p>
          </table:table-cell>
          <table:table-cell office:value-type="string">
            <text:p>Self</text:p>
          </table:table-cell>
          <table:table-cell office:value-type="string">
            <text:p>Before phase 1, after <text:span text:style-name="T1">Jail</text:span>/<text:span text:style-name="T1">Dynamite</text:span></text:p>
          </table:table-cell>
          <table:table-cell office:value-type="string">
            <text:p>N/A</text:p>
          </table:table-cell>
          <table:table-cell office:value-type="string">
            <text:p>Can select blue card to copy its benefit until next turn</text:p>
          </table:table-cell>
          <table:table-cell table:number-columns-repeated="1014"/>
        </table:table-row>
        <table:table-row table:style-name="ro4">
          <table:table-cell office:value-type="string">
            <text:p>Queen Anne</text:p>
          </table:table-cell>
          <table:table-cell office:value-type="string">
            <text:p>RR</text:p>
          </table:table-cell>
          <table:table-cell office:value-type="float" office:value="4">
            <text:p>4</text:p>
          </table:table-cell>
          <table:table-cell office:value-type="string">
            <text:p>Neutral</text:p>
          </table:table-cell>
          <table:table-cell office:value-type="string">
            <text:p>Card Discarding</text:p>
          </table:table-cell>
          <table:table-cell office:value-type="string">
            <text:p>Optional</text:p>
          </table:table-cell>
          <table:table-cell office:value-type="string">
            <text:p>Self</text:p>
          </table:table-cell>
          <table:table-cell office:value-type="string">
            <text:p>Phase 2</text:p>
          </table:table-cell>
          <table:table-cell office:value-type="string">
            <text:p>Discard 2 <text:span text:style-name="T1">BANG! </text:span><text:span text:style-name="T2">(once on turn)</text:span></text:p>
          </table:table-cell>
          <table:table-cell office:value-type="string">
            <text:p>Discard card from a player seen within distance 2</text:p>
          </table:table-cell>
          <table:table-cell table:number-columns-repeated="1014"/>
        </table:table-row>
        <table:table-row table:style-name="ro16">
          <table:table-cell office:value-type="string">
            <text:p>Laura Billion</text:p>
          </table:table-cell>
          <table:table-cell office:value-type="string">
            <text:p>RR</text:p>
          </table:table-cell>
          <table:table-cell office:value-type="float" office:value="3">
            <text:p>3</text:p>
          </table:table-cell>
          <table:table-cell office:value-type="string">
            <text:p>Neutral</text:p>
          </table:table-cell>
          <table:table-cell office:value-type="string">
            <text:p>Card Preserving</text:p>
          </table:table-cell>
          <table:table-cell office:value-type="string">
            <text:p>Necessary</text:p>
          </table:table-cell>
          <table:table-cell office:value-type="string">
            <text:p>N/A</text:p>
          </table:table-cell>
          <table:table-cell office:value-type="string">
            <text:p>After phase 3</text:p>
          </table:table-cell>
          <table:table-cell office:value-type="string">
            <text:p>N/A</text:p>
          </table:table-cell>
          <table:table-cell office:value-type="string">
            <text:p>“Draw!” Royals=all brown, green, and orange cards used during turn are redrawn at beginning of next turn</text:p>
          </table:table-cell>
          <table:table-cell table:number-columns-repeated="1014"/>
        </table:table-row>
        <table:table-row table:style-name="ro2">
          <table:table-cell office:value-type="string">
            <text:p>Maggie Mae</text:p>
          </table:table-cell>
          <table:table-cell office:value-type="string">
            <text:p>RR</text:p>
          </table:table-cell>
          <table:table-cell office:value-type="float" office:value="4">
            <text:p>4</text:p>
          </table:table-cell>
          <table:table-cell office:value-type="string">
            <text:p>Neutral</text:p>
          </table:table-cell>
          <table:table-cell office:value-type="string">
            <text:p>Card Swapping</text:p>
          </table:table-cell>
          <table:table-cell office:value-type="string">
            <text:p>Optional</text:p>
          </table:table-cell>
          <table:table-cell office:value-type="string">
            <text:p>Self</text:p>
          </table:table-cell>
          <table:table-cell office:value-type="string">
            <text:p>Phase 2</text:p>
          </table:table-cell>
          <table:table-cell office:value-type="string">
            <text:p>Give 1 of her cards in play to another</text:p>
          </table:table-cell>
          <table:table-cell office:value-type="string">
            <text:p>Take 1 card of that player's cards in play</text:p>
          </table:table-cell>
          <table:table-cell table:number-columns-repeated="1014"/>
        </table:table-row>
        <table:table-row table:style-name="ro1">
          <table:table-cell office:value-type="string">
            <text:p>Josey Bassett</text:p>
          </table:table-cell>
          <table:table-cell office:value-type="string">
            <text:p>RR</text:p>
          </table:table-cell>
          <table:table-cell office:value-type="float" office:value="4">
            <text:p>4</text:p>
          </table:table-cell>
          <table:table-cell office:value-type="string">
            <text:p>Neutral</text:p>
          </table:table-cell>
          <table:table-cell office:value-type="string">
            <text:p>Hand Building</text:p>
          </table:table-cell>
          <table:table-cell office:value-type="string">
            <text:p>Necessary</text:p>
          </table:table-cell>
          <table:table-cell office:value-type="string">
            <text:p>Self</text:p>
          </table:table-cell>
          <table:table-cell office:value-type="string">
            <text:p>Phase 2</text:p>
          </table:table-cell>
          <table:table-cell office:value-type="string">
            <text:p>Play no cards during turn</text:p>
          </table:table-cell>
          <table:table-cell office:value-type="string">
            <text:p>Draw 2 cards at end of phase 2</text:p>
          </table:table-cell>
          <table:table-cell table:number-columns-repeated="1014"/>
        </table:table-row>
        <table:table-row table:style-name="ro4">
          <table:table-cell office:value-type="string">
            <text:p>Julie Bullette</text:p>
          </table:table-cell>
          <table:table-cell office:value-type="string">
            <text:p>RR</text:p>
          </table:table-cell>
          <table:table-cell office:value-type="float" office:value="4">
            <text:p>4</text:p>
          </table:table-cell>
          <table:table-cell office:value-type="string">
            <text:p>Neutral</text:p>
          </table:table-cell>
          <table:table-cell office:value-type="string">
            <text:p>Hand Building</text:p>
          </table:table-cell>
          <table:table-cell office:value-type="string">
            <text:p>Optional</text:p>
          </table:table-cell>
          <table:table-cell office:value-type="string">
            <text:p>Self</text:p>
          </table:table-cell>
          <table:table-cell office:value-type="string">
            <text:p>Phase 2</text:p>
          </table:table-cell>
          <table:table-cell office:value-type="string">
            <text:p>Discard 1 card from hand (once on turn)</text:p>
          </table:table-cell>
          <table:table-cell office:value-type="string">
            <text:p>Draws 1 card; diamond=may show card and draw another</text:p>
          </table:table-cell>
          <table:table-cell table:number-columns-repeated="1014"/>
        </table:table-row>
        <table:table-row table:style-name="ro16">
          <table:table-cell office:value-type="string">
            <text:p>Johnny Pope</text:p>
          </table:table-cell>
          <table:table-cell office:value-type="string">
            <text:p>RR</text:p>
          </table:table-cell>
          <table:table-cell office:value-type="float" office:value="4">
            <text:p>4</text:p>
          </table:table-cell>
          <table:table-cell office:value-type="string">
            <text:p>Neutral</text:p>
          </table:table-cell>
          <table:table-cell office:value-type="string">
            <text:p>LP Transmutation: Various</text:p>
          </table:table-cell>
          <table:table-cell office:value-type="string">
            <text:p>Optional</text:p>
          </table:table-cell>
          <table:table-cell office:value-type="string">
            <text:p>Self</text:p>
          </table:table-cell>
          <table:table-cell office:value-type="string">
            <text:p>Phase 2</text:p>
          </table:table-cell>
          <table:table-cell office:value-type="string">
            <text:p>Lose LP (once on turn)</text:p>
          </table:table-cell>
          <table:table-cell office:value-type="string">
            <text:p>Gives LP to other player OR makes player “draw!” Reds=steal card from player; Blacks=player must discard 2 missed or take hit.</text:p>
          </table:table-cell>
          <table:table-cell table:number-columns-repeated="1014"/>
        </table:table-row>
        <table:table-row table:style-name="ro16">
          <table:table-cell office:value-type="string">
            <text:p>Eva Place</text:p>
          </table:table-cell>
          <table:table-cell office:value-type="string">
            <text:p>RR</text:p>
          </table:table-cell>
          <table:table-cell office:value-type="float" office:value="3">
            <text:p>3</text:p>
          </table:table-cell>
          <table:table-cell office:value-type="string">
            <text:p>Neutral</text:p>
          </table:table-cell>
          <table:table-cell office:value-type="string">
            <text:p>Trap Playing</text:p>
          </table:table-cell>
          <table:table-cell office:value-type="string">
            <text:p>Optional</text:p>
          </table:table-cell>
          <table:table-cell office:value-type="string">
            <text:p>Self</text:p>
          </table:table-cell>
          <table:table-cell office:value-type="string">
            <text:p>Phase 2</text:p>
          </table:table-cell>
          <table:table-cell office:value-type="string">
            <text:p>Place 1 card from hand in front of her</text:p>
          </table:table-cell>
          <table:table-cell office:value-type="string">
            <text:p>Card becomes trap; may have 2 out at a time. When acted against, a trap must activate; she chooses which 1.</text:p>
          </table:table-cell>
          <table:table-cell table:number-columns-repeated="1014"/>
        </table:table-row>
        <table:table-row table:style-name="ro12">
          <table:table-cell office:value-type="string">
            <text:p>Jack West</text:p>
          </table:table-cell>
          <table:table-cell office:value-type="string">
            <text:p>RR</text:p>
          </table:table-cell>
          <table:table-cell office:value-type="float" office:value="4">
            <text:p>4</text:p>
          </table:table-cell>
          <table:table-cell office:value-type="string">
            <text:p>Offensive</text:p>
          </table:table-cell>
          <table:table-cell office:value-type="string">
            <text:p>Attack Modifier</text:p>
          </table:table-cell>
          <table:table-cell office:value-type="string">
            <text:p>Optional</text:p>
          </table:table-cell>
          <table:table-cell office:value-type="string">
            <text:p>Self</text:p>
          </table:table-cell>
          <table:table-cell office:value-type="string">
            <text:p>Another player avoids his attack</text:p>
          </table:table-cell>
          <table:table-cell office:value-type="string">
            <text:p>N/A</text:p>
          </table:table-cell>
          <table:table-cell office:value-type="string">
            <text:p>May “draw!” Spades=target must play another missed or take hit (repeatable)</text:p>
          </table:table-cell>
          <table:table-cell table:number-columns-repeated="1014"/>
        </table:table-row>
        <table:table-row table:style-name="ro4">
          <table:table-cell office:value-type="string">
            <text:p>Porter Rockwell</text:p>
          </table:table-cell>
          <table:table-cell office:value-type="string">
            <text:p>RR</text:p>
          </table:table-cell>
          <table:table-cell office:value-type="float" office:value="4">
            <text:p>4</text:p>
          </table:table-cell>
          <table:table-cell office:value-type="string">
            <text:p>Offensive</text:p>
          </table:table-cell>
          <table:table-cell office:value-type="string">
            <text:p>Card Transmutation: any distance <text:span text:style-name="T1">BANG!</text:span></text:p>
          </table:table-cell>
          <table:table-cell office:value-type="string">
            <text:p>Optional</text:p>
          </table:table-cell>
          <table:table-cell office:value-type="string">
            <text:p>Self; Others</text:p>
          </table:table-cell>
          <table:table-cell office:value-type="string">
            <text:p>Phase 2, others' <text:span text:style-name="T1">Indians!</text:span> And <text:span text:style-name="T1">Duels</text:span></text:p>
          </table:table-cell>
          <table:table-cell office:value-type="string">
            <text:p>Discards 2 cards from hand (once on turn)</text:p>
          </table:table-cell>
          <table:table-cell office:value-type="string">
            <text:p>Plays/discards <text:span text:style-name="T1">BANG! t</text:span><text:span text:style-name="T2">hat can </text:span><text:span text:style-name="T2">reach any other player</text:span></text:p>
          </table:table-cell>
          <table:table-cell table:number-columns-repeated="1014"/>
        </table:table-row>
        <table:table-row table:style-name="ro17">
          <table:table-cell office:value-type="string">
            <text:p>Lil' Sure Shot</text:p>
          </table:table-cell>
          <table:table-cell office:value-type="string">
            <text:p>RR</text:p>
          </table:table-cell>
          <table:table-cell office:value-type="float" office:value="4">
            <text:p>4</text:p>
          </table:table-cell>
          <table:table-cell office:value-type="string">
            <text:p>Offensive</text:p>
          </table:table-cell>
          <table:table-cell office:value-type="string">
            <text:p>Gun Modifier</text:p>
          </table:table-cell>
          <table:table-cell office:value-type="string">
            <text:p>Necessary</text:p>
          </table:table-cell>
          <table:table-cell office:value-type="string">
            <text:p>Self</text:p>
          </table:table-cell>
          <table:table-cell office:value-type="string">
            <text:p>Phase 2</text:p>
          </table:table-cell>
          <table:table-cell office:value-type="string">
            <text:p>N/A</text:p>
          </table:table-cell>
          <table:table-cell office:value-type="string">
            <text:p>May play 2 guns; with 1, she can fire a <text:span text:style-name="T1">BANG!</text:span> within its range and a <text:span text:style-name="T1">BANG!</text:span> within the range of the Colt .45; with 2, only 1<text:span text:style-name="T1"> BANG!</text:span> Is needed to fire both.</text:p>
          </table:table-cell>
          <table:table-cell table:number-columns-repeated="1014"/>
        </table:table-row>
        <table:table-row table:style-name="ro4">
          <table:table-cell office:value-type="string">
            <text:p>Lela Devere</text:p>
          </table:table-cell>
          <table:table-cell office:value-type="string">
            <text:p>RR</text:p>
          </table:table-cell>
          <table:table-cell office:value-type="float" office:value="4">
            <text:p>4</text:p>
          </table:table-cell>
          <table:table-cell office:value-type="string">
            <text:p>Offensive</text:p>
          </table:table-cell>
          <table:table-cell office:value-type="string">
            <text:p>Hit Modifier, Card Stealing</text:p>
          </table:table-cell>
          <table:table-cell office:value-type="string">
            <text:p>Optional</text:p>
          </table:table-cell>
          <table:table-cell office:value-type="string">
            <text:p>Self</text:p>
          </table:table-cell>
          <table:table-cell office:value-type="string">
            <text:p>About to hit player</text:p>
          </table:table-cell>
          <table:table-cell office:value-type="string">
            <text:p>Player does not take hit</text:p>
          </table:table-cell>
          <table:table-cell office:value-type="string">
            <text:p>Steals card that that player has in play of from that player's hand</text:p>
          </table:table-cell>
          <table:table-cell table:number-columns-repeated="1014"/>
        </table:table-row>
        <table:table-row table:style-name="ro9" table:number-rows-repeated="654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 table:print="false"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row table:style-name="ro9">
          <table:table-cell office:value-type="string">
            <text:p>Card Name</text:p>
          </table:table-cell>
          <table:table-cell office:value-type="string">
            <text:p>Expansion</text:p>
          </table:table-cell>
          <table:table-cell office:value-type="string">
            <text:p>Border Color</text:p>
          </table:table-cell>
          <table:table-cell office:value-type="string">
            <text:p>Card Type</text:p>
          </table:table-cell>
          <table:table-cell office:value-type="string">
            <text:p>Suit/Value Trend</text:p>
          </table:table-cell>
          <table:table-cell office:value-type="string">
            <text:p>Activating Time or Event</text:p>
          </table:table-cell>
          <table:table-cell office:value-type="string">
            <text:p>Affects</text:p>
          </table:table-cell>
          <table:table-cell office:value-type="string">
            <text:p>Outcome</text:p>
          </table:table-cell>
        </table:table-row>
      </table:table>
      <table:table table:name="Sheet3" table:style-name="ta1" table:print="false">
        <table:table-column table:style-name="co11" table:default-cell-style-name="Default"/>
        <table:table-row table:style-name="ro9">
          <table:table-cell/>
        </table:table-row>
      </table:table>
      <table:database-ranges>
        <table:database-range table:target-range-address="Sheet1.A50:Sheet1.D65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7">08/07/2011</text:date>, <text:time>12:1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tin Pulido</meta:initial-creator>
    <meta:creation-date>2011-07-20T22:09:27.40</meta:creation-date>
    <dc:date>2011-08-07T12:18:28.74</dc:date>
    <dc:creator>Martin Pulido</dc:creator>
    <meta:editing-duration>PT38H12M01S</meta:editing-duration>
    <meta:editing-cycles>7</meta:editing-cycles>
    <meta:generator>OpenOffice.org/3.1$Win32 OpenOffice.org_project/310m19$Build-9420</meta:generator>
    <meta:document-statistic meta:table-count="3" meta:cell-count="598" meta:object-count="0"/>
  </office:meta>
</office:document-meta>
</file>